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imbus Mono L" svg:font-family="'Nimbus Mono L'" style:font-family-generic="system" style:font-pitch="variable"/>
  </office:font-face-decls>
  <office:automatic-styles>
    <style:style style:name="P1" style:family="paragraph" style:parent-style-name="Standard">
      <style:text-properties officeooo:rsid="00007243" officeooo:paragraph-rsid="0003f8e9"/>
    </style:style>
    <style:style style:name="P2" style:family="paragraph" style:parent-style-name="Standard">
      <style:text-properties officeooo:rsid="00007243" officeooo:paragraph-rsid="00063665"/>
    </style:style>
    <style:style style:name="P3" style:family="paragraph" style:parent-style-name="Standard">
      <style:text-properties officeooo:rsid="0003f8e9" officeooo:paragraph-rsid="0003f8e9"/>
    </style:style>
    <style:style style:name="P4" style:family="paragraph" style:parent-style-name="Standard">
      <style:text-properties officeooo:rsid="0003f8e9" officeooo:paragraph-rsid="00063665"/>
    </style:style>
    <style:style style:name="P5" style:family="paragraph" style:parent-style-name="Standard">
      <style:text-properties officeooo:rsid="0003f8e9" officeooo:paragraph-rsid="000771a5"/>
    </style:style>
    <style:style style:name="P6" style:family="paragraph" style:parent-style-name="Standard">
      <style:text-properties officeooo:rsid="0003f8e9" officeooo:paragraph-rsid="000ac64e"/>
    </style:style>
    <style:style style:name="P7" style:family="paragraph" style:parent-style-name="Standard">
      <style:text-properties style:font-name="Courier 10 Pitch" officeooo:rsid="00032e73" officeooo:paragraph-rsid="00032e73"/>
    </style:style>
    <style:style style:name="P8" style:family="paragraph" style:parent-style-name="Standard">
      <style:text-properties style:font-name="Courier 10 Pitch" officeooo:rsid="00032e73" officeooo:paragraph-rsid="000b9fdc"/>
    </style:style>
    <style:style style:name="P9" style:family="paragraph" style:parent-style-name="Standard">
      <style:text-properties style:font-name="Courier 10 Pitch" fo:font-size="14pt" officeooo:rsid="00007243" officeooo:paragraph-rsid="00007243" style:font-size-asian="14pt" style:font-size-complex="14pt"/>
    </style:style>
    <style:style style:name="P10" style:family="paragraph" style:parent-style-name="Standard">
      <style:text-properties style:font-name="Courier 10 Pitch" fo:font-size="15pt" officeooo:rsid="00007243" officeooo:paragraph-rsid="00007243" style:font-size-asian="15pt" style:font-size-complex="15pt"/>
    </style:style>
    <style:style style:name="P11" style:family="paragraph" style:parent-style-name="Standard">
      <style:text-properties style:font-name="Courier" fo:font-size="16pt" officeooo:rsid="00063665" officeooo:paragraph-rsid="0003f8e9" style:font-size-asian="16pt" style:font-size-complex="16pt"/>
    </style:style>
    <style:style style:name="P12" style:family="paragraph" style:parent-style-name="Standard">
      <style:text-properties style:font-name="Courier" fo:font-size="16pt" officeooo:rsid="00063665" officeooo:paragraph-rsid="000771a5" style:font-size-asian="16pt" style:font-size-complex="16pt"/>
    </style:style>
    <style:style style:name="P13" style:family="paragraph" style:parent-style-name="Standard">
      <style:text-properties officeooo:rsid="00032e73" officeooo:paragraph-rsid="000b9fdc"/>
    </style:style>
    <style:style style:name="P14" style:family="paragraph" style:parent-style-name="Standard">
      <style:paragraph-properties fo:break-before="page"/>
      <style:text-properties officeooo:rsid="0003f8e9" officeooo:paragraph-rsid="000638c2"/>
    </style:style>
    <style:style style:name="P15" style:family="paragraph" style:parent-style-name="Standard">
      <style:paragraph-properties fo:break-before="page"/>
      <style:text-properties style:font-name="Courier 10 Pitch" fo:font-size="14pt" officeooo:rsid="00007243" officeooo:paragraph-rsid="00007243" style:font-size-asian="14pt" style:font-size-complex="14pt"/>
    </style:style>
    <style:style style:name="P16" style:family="paragraph" style:parent-style-name="Preformatted_20_Text">
      <style:paragraph-properties fo:break-before="page"/>
      <style:text-properties fo:font-size="14pt" officeooo:paragraph-rsid="000ac64e" style:font-size-asian="14pt" style:font-size-complex="14pt"/>
    </style:style>
    <style:style style:name="P17" style:family="paragraph" style:parent-style-name="Preformatted_20_Text">
      <style:text-properties fo:font-size="14pt" officeooo:paragraph-rsid="000ac64e" style:font-size-asian="14pt" style:font-size-complex="14pt"/>
    </style:style>
    <style:style style:name="P18" style:family="paragraph" style:parent-style-name="Standard">
      <style:text-properties style:font-name="Liberation Mono1" fo:font-size="14pt" officeooo:rsid="00063665" officeooo:paragraph-rsid="000ac64e" style:font-size-asian="14pt" style:font-size-complex="14pt"/>
    </style:style>
    <style:style style:name="T1" style:family="text">
      <style:text-properties style:font-name="Courier" fo:font-size="16pt" officeooo:rsid="0004670f" style:font-size-asian="16pt" style:font-size-complex="16pt"/>
    </style:style>
    <style:style style:name="T2" style:family="text">
      <style:text-properties style:font-name="Courier" fo:font-size="16pt" officeooo:rsid="00063665" style:font-size-asian="16pt" style:font-size-complex="16pt"/>
    </style:style>
    <style:style style:name="T3" style:family="text">
      <style:text-properties officeooo:rsid="000b9fdc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officeooo:rsid="000b9f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Snippet #1: </text:span><text:span text:style-name="T5">eanhdtwouiiucott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nippet #2: <text:span text:style-name="T3">mllosirikas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nippet #3: <text:span text:style-name="T3">aphswohiuitt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nippet #4: <text:span text:style-name="T3">aaecsrosem,lpmy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nippet #5: <text:span text:style-name="T3">wegharneniordnw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nippet #6: <text:span text:style-name="T3">mlkauirtnthgiejnrr</text:span></text:p>
      <text:p text:style-name="P15">Vigenere key = CYBERDIS</text:p>
      <text:p text:style-name="P9">Ciphertext #1 = CLZWFFQWVWULRW</text:p>
      <text:p text:style-name="P10"/>
      <text:p text:style-name="P10"/>
      <text:p text:style-name="P10"/>
      <text:p text:style-name="P10"/>
      <text:p text:style-name="P9">Vigenere key = CYBERDIS</text:p>
      <text:p text:style-name="P9">Ciphertext #2 = YMVPUJQNGSQECLBLNC</text:p>
      <text:p text:style-name="P10"/>
      <text:p text:style-name="P10"/>
      <text:p text:style-name="P10"/>
      <text:p text:style-name="P10"/>
      <text:p text:style-name="P10"/>
      <text:p text:style-name="P10"/>
      <text:p text:style-name="P9">Vigenere key = CYBERDIS</text:p>
      <text:p text:style-name="P9">Ciphertext #3 = NGCIIWGXQPBPZWBDG</text:p>
      <text:p text:style-name="P10"/>
      <text:p text:style-name="P10"/>
      <text:p text:style-name="P10"/>
      <text:p text:style-name="P10"/>
      <text:p text:style-name="P10"/>
      <text:p text:style-name="P9">Vigenere key = CYBERDIS</text:p>
      <text:p text:style-name="P9">Ciphertext #4 = UCDYILBQYGMPUHAWTTF</text:p>
      <text:p text:style-name="P10"/>
      <text:p text:style-name="P10"/>
      <text:p text:style-name="P10"/>
      <text:p text:style-name="P10"/>
      <text:p text:style-name="P10"/>
      <text:p text:style-name="P9">Vigenere key = CYBERDIS</text:p>
      <text:p text:style-name="P9">Ciphertext #5 = PCJXYHZSPBMSJHJGVF</text:p>
      <text:p text:style-name="P10"/>
      <text:p text:style-name="P10"/>
      <text:p text:style-name="P10"/>
      <text:p text:style-name="P10"/>
      <text:p text:style-name="P10"/>
      <text:p text:style-name="P9">Vigenere key = CYBERDIS</text:p>
      <text:p text:style-name="P9">Ciphertext #6 = DCONRPQFHPBRBOQF</text:p>
      <text:p text:style-name="P14"><text:span text:style-name="T1">Enigma sez: </text:span><text:span text:style-name="T2">AADD LLZB DTQN SNAB JWED RXMD CIYC SQQZ GEGA BLFQ LSAP OXHI UCRC UIPP YVXC NYJZ AIMF OHDE KLRM MDKV SKHR LYOK WGMT</text:span></text:p>
      <text:p text:style-name="P3"/>
      <text:p text:style-name="P3"/>
      <text:p text:style-name="P11"/>
      <text:p text:style-name="P4"/>
      <text:p text:style-name="P4"/>
      <text:p text:style-name="P4"/>
      <text:p text:style-name="P4"><text:span text:style-name="T1">Enigma sez: </text:span><text:span text:style-name="T2">AADD LLZB DTQN SNAB JWED RXMD CIYC SQQZ GEGA BLFQ LSAP OXHI UCRC UIPP YVXC NYJZ AIMF OHDE KLRM MDKV SKHR LYOK WGMT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Enigma sez: </text:span><text:span text:style-name="T2">AADD LLZB DTQN SNAB JWED RXMD CIYC SQQZ GEGA BLFQ LSAP OXHI UCRC UIPP YVXC NYJZ AIMF OHDE KLRM MDKV SKHR LYOK WGMT</text:span></text:p>
      <text:p text:style-name="P4"/>
      <text:p text:style-name="P4"/>
      <text:p text:style-name="P4"/>
      <text:p text:style-name="P2"/>
      <text:p text:style-name="P1"/>
      <text:p text:style-name="P1"/>
      <text:p text:style-name="P5"><text:span text:style-name="T1">Enigma sez: </text:span><text:span text:style-name="T2">AADD LLZB DTQN SNAB JWED RXMD CIYC SQQZ GEGA BLFQ LSAP OXHI UCRC UIPP YVXC NYJZ AIMF OHDE KLRM MDKV SKHR LYOK WGMT</text:span></text:p>
      <text:p text:style-name="P12"/>
      <text:p text:style-name="P12"/>
      <text:p text:style-name="P12"/>
      <text:p text:style-name="P12"/>
      <text:p text:style-name="P6"><text:span text:style-name="T1">Enigma sez: </text:span><text:span text:style-name="T2">AADD LLZB DTQN SNAB JWED RXMD CIYC SQQZ GEGA BLFQ LSAP OXHI UCRC UIPP YVXC NYJZ AIMF OHDE KLRM MDKV SKHR LYOK WGMT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imbus Mono L" svg:font-family="'Nimbus Mono L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-chang Feng</meta:initial-creator>
    <meta:creation-date>2015-05-15T15:30:44.212865930</meta:creation-date>
    <dc:date>2018-07-03T11:12:57.798202514</dc:date>
    <dc:creator>Wu-chang Feng</dc:creator>
    <meta:editing-duration>PT10M30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3" meta:paragraph-count="23" meta:word-count="191" meta:character-count="1127" meta:non-whitespace-character-count="959"/>
  </office:meta>
</office:document-meta>
</file>